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PUSHED TO FROB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22550204065882585, -0.018869952361959215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0.022550204065882585, -0.018869952361959215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0.022550204065882585, -0.018869952361959215, -1, 'Wpt', 1, 0.0, 0.0, 0.0, -1.0, -10000000.0], [1.3221076119894175, 0.09659794484863535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0.022550204065882585, -0.018869952361959215, -1, 'Wpt', 1, 0.0, 0.0, 0.0, -1.0, -10000000.0], [1.3221076119894175, 0.09659794484863535, -1, 'Wpt', 1, 0.0, 0.0, 0.0, -1.0, -10000000.0]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ow the coords are in pathplanner node</text:p>
          </table:table-cell>
        </table:table-row>
        <table:table-row table:style-name="ro1">
          <table:table-cell/>
          <table:table-cell office:value-type="string" calcext:value-type="string">
            <text:p>Waypoints in meters:: 0.0225502, -0.01887 hypotenuse: 0.0294039 i: 0</text:p>
          </table:table-cell>
        </table:table-row>
        <table:table-row table:style-name="ro1">
          <table:table-cell/>
          <table:table-cell office:value-type="string" calcext:value-type="string">
            <text:p>Waypoints in meters:: 1.32211, 0.0965979 hypotenuse: 1.32563 i: 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obit: Frobit says: All systems go!</text:p>
          </table:table-cell>
        </table:table-row>
        <table:table-row table:style-name="ro1">
          <table:table-cell/>
          <table:table-cell office:value-type="string" calcext:value-type="string">
            <text:p>[[0.0765084518774089, -0.08036245177796573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0.0765084518774089, -0.08036245177796573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0.0765084518774089, -0.08036245177796573, -1, 'Wpt', 1, 0.0, 0.0, 0.0, -1.0, -10000000.0], [2.0269366873258994, -0.12828051720822264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0.0765084518774089, -0.08036245177796573, -1, 'Wpt', 1, 0.0, 0.0, 0.0, -1.0, -10000000.0], [2.0269366873258994, -0.12828051720822264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INFO] [1494770275.523706]: /fmDecisionMakers/wptnav_mission: Switching to waypo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xelsToMeters factor: 0.00523061</text:p>
          </table:table-cell>
        </table:table-row>
        <table:table-row table:style-name="ro1">
          <table:table-cell/>
          <table:table-cell office:value-type="string" calcext:value-type="string">
            <text:p>Waypoints in meters:: 0.0765085, -0.0803625 hypotenuse: 0.110958 i: 0</text:p>
          </table:table-cell>
        </table:table-row>
        <table:table-row table:style-name="ro1">
          <table:table-cell/>
          <table:table-cell office:value-type="string" calcext:value-type="string">
            <text:p>Waypoints in meters:: 2.02694, -0.128281 hypotenuse: 2.03099 i: 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94770430.981979]: /fmControllers/frobit: Frobit says: All systems go!</text:p>
          </table:table-cell>
        </table:table-row>
        <table:table-row table:style-name="ro1">
          <table:table-cell/>
          <table:table-cell office:value-type="string" calcext:value-type="string">
            <text:p>[[-0.20715114975092838, -0.19000511352828856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-0.20715114975092838, -0.19000511352828856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-0.20715114975092838, -0.19000511352828856, -1, 'Wpt', 1, 0.0, 0.0, 0.0, -1.0, -10000000.0], [-0.25272350918478803, -1.2456046554019973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-0.20715114975092838, -0.19000511352828856, -1, 'Wpt', 1, 0.0, 0.0, 0.0, -1.0, -10000000.0], [-0.25272350918478803, -1.2456046554019973, -1, 'Wpt', 1, 0.0, 0.0, 0.0, -1.0, -10000000.0]]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ixelsToMeters factor: 0.00523061</text:p>
          </table:table-cell>
        </table:table-row>
        <table:table-row table:style-name="ro1">
          <table:table-cell/>
          <table:table-cell office:value-type="string" calcext:value-type="string">
            <text:p>Waypoints in meters:: -0.207151, -0.190005 hypotenuse: 0.281093 i: 0</text:p>
          </table:table-cell>
        </table:table-row>
        <table:table-row table:style-name="ro1">
          <table:table-cell/>
          <table:table-cell office:value-type="string" calcext:value-type="string">
            <text:p>Waypoints in meters:: -0.252724, -1.2456 hypotenuse: 1.27098 i: 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it: Frobit says: Battery 12.4 Volt</text:p>
          </table:table-cell>
        </table:table-row>
        <table:table-row table:style-name="ro1">
          <table:table-cell/>
          <table:table-cell office:value-type="string" calcext:value-type="string">
            <text:p>[INFO] [1494770925.151052]: /fmControllers/frobit: Frobit says: All systems go!</text:p>
          </table:table-cell>
        </table:table-row>
        <table:table-row table:style-name="ro1">
          <table:table-cell/>
          <table:table-cell office:value-type="string" calcext:value-type="string">
            <text:p>[[-0.2710227729191371, 0.283286034860309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-0.2710227729191371, 0.283286034860309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-0.2710227729191371, 0.283286034860309, -1, 'Wpt', 1, 0.0, 0.0, 0.0, -1.0, -10000000.0], [-0.2297210322304727, 2.1501562648344805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-0.2710227729191371, 0.283286034860309, -1, 'Wpt', 1, 0.0, 0.0, 0.0, -1.0, -10000000.0], [-0.2297210322304727, 2.1501562648344805, -1, 'Wpt', 1, 0.0, 0.0, 0.0, -1.0, -10000000.0]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xelsToMeters factor: 0.00523061</text:p>
          </table:table-cell>
        </table:table-row>
        <table:table-row table:style-name="ro1">
          <table:table-cell/>
          <table:table-cell office:value-type="string" calcext:value-type="string">
            <text:p>Waypoints in meters:: -0.271023, 0.283286 hypotenuse: 0.392051 i: 0</text:p>
          </table:table-cell>
        </table:table-row>
        <table:table-row table:style-name="ro1">
          <table:table-cell/>
          <table:table-cell office:value-type="string" calcext:value-type="string">
            <text:p>Waypoints in meters:: -0.229721, 2.15016 hypotenuse: 2.16239 i: 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]: /fmControllers/frobit: Frobit says: All systems go!</text:p>
          </table:table-cell>
        </table:table-row>
        <table:table-row table:style-name="ro1">
          <table:table-cell/>
          <table:table-cell office:value-type="string" calcext:value-type="string">
            <text:p>[[-0.050831723941238346, 0.05310182083397869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-0.050831723941238346, 0.05310182083397869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-0.050831723941238346, 0.05310182083397869, -1, 'Wpt', 1, 0.0, 0.0, 0.0, -1.0, -10000000.0], [-1.3188209701988844, 0.08079700292540896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[-0.050831723941238346, 0.05310182083397869, -1, 'Wpt', 1, 0.0, 0.0, 0.0, -1.0, -10000000.0], [-1.3188209701988844, 0.08079700292540896, -1, 'Wpt', 1, 0.0, 0.0, 0.0, -1.0, -10000000.0]]</text:p>
          </table:table-cell>
        </table:table-row>
        <table:table-row table:style-name="ro1">
          <table:table-cell/>
          <table:table-cell office:value-type="string" calcext:value-type="string">
            <text:p>[INFO] [1494771517.391204]: /fmDecisionMakers/wptnav_mission: Switch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0.00519792" calcext:value-type="float">
            <text:p>0.00519792</text:p>
          </table:table-cell>
        </table:table-row>
        <table:table-row table:style-name="ro1">
          <table:table-cell/>
          <table:table-cell office:value-type="string" calcext:value-type="string">
            <text:p>Waypoints in meters:: -0.0508317, 0.0531018 hypotenuse: 0.0735096 i: 0</text:p>
          </table:table-cell>
        </table:table-row>
        <table:table-row table:style-name="ro1">
          <table:table-cell/>
          <table:table-cell office:value-type="string" calcext:value-type="string">
            <text:p>Waypoints in meters:: -1.31882, 0.080797 hypotenuse: 1.32129 i: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5:47:28.727036417</meta:creation-date>
    <meta:generator>LibreOffice/5.1.6.2$Linux_X86_64 LibreOffice_project/10m0$Build-2</meta:generator>
    <dc:date>2017-05-14T18:41:20.961999414</dc:date>
    <meta:editing-duration>PT2H12M10S</meta:editing-duration>
    <meta:editing-cycles>2</meta:editing-cycles>
    <meta:document-statistic meta:table-count="1" meta:cell-count="49" meta:object-count="0"/>
  </office:meta>
</office:document-meta>
</file>